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Quiz</text:p>
          </draw:text-box>
        </draw:frame>
        <draw:frame presentation:style-name="pr2" draw:layer="layout" svg:width="25.199cm" svg:height="12.17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def foo(a,b):</text:p>
                <text:p><text:s text:c="4"/>print(a+b)</text:p>
                <text:p>foo(1, “Hello”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def foo():</text:p>
                <text:p><text:s text:c="4"/>return 10,20</text:p>
                <text:p>print(foo()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def foo():</text:p>
                <text:p><text:s text:c="4"/>foo = 10</text:p>
                <text:p><text:s text:c="4"/>print(foo)</text:p>
                <text:p>foo()</text:p>
                <text:p>foo(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def foo():</text:p>
                <text:p><text:s text:c="4"/>print(foo)</text:p>
                <text:p><text:s text:c="4"/>foo = 10</text:p>
                <text:p><text:s text:c="4"/>print(foo)</text:p>
                <text:p>foo()</text:p>
                <text:p>foo(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8.4cm" svg:height="18cm" svg:x="0cm" svg:y="1cm" presentation:class="outline" presentation:user-transformed="true">
          <draw:text-box>
            <text:list text:style-name="L2">
              <text:list-header>
                <text:p>n = int(input())</text:p>
                <text:p>def foo():</text:p>
                <text:p><text:s text:c="4"/>print("Hello")</text:p>
                <text:p><text:s text:c="4"/>if n &gt; 10:</text:p>
                <text:p><text:s text:c="8"/>def bar():</text:p>
                <text:p><text:s text:c="12"/>print("Greater than 10")</text:p>
                <text:p><text:s text:c="4"/>else:</text:p>
                <text:p><text:s text:c="8"/>def foo():</text:p>
                <text:p><text:s text:c="12"/>print("Less than 10")</text:p>
                <text:p><text:s text:c="4"/>foo()</text:p>
                <text:p>foo()</text:p>
                <text:p># What is output of above code when input given is (a) 20, (b) 2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def foo():</text:p>
                <text:p><text:s text:c="4"/>bar()</text:p>
                <text:p><text:s text:c="4"/>def bar():</text:p>
                <text:p><text:s text:c="8"/>print("Hello")</text:p>
                <text:p>foo()</text:p>
                <text:p>bar(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def foo():</text:p>
                <text:p><text:s text:c="4"/>def bar():</text:p>
                <text:p><text:s text:c="8"/>print("Hello")</text:p>
                <text:p><text:s text:c="4"/>bar()</text:p>
                <text:p>foo()</text:p>
                <text:p>bar(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def foo():</text:p>
                <text:p><text:s text:c="4"/>bar()</text:p>
                <text:p>foo()</text:p>
                <text:p>def bar():</text:p>
                <text:p><text:s text:c="4"/>print("Hello"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def foo():</text:p>
                <text:p><text:s text:c="4"/>bar()</text:p>
                <text:p>def bar():</text:p>
                <text:p><text:s text:c="4"/>print("Hello")</text:p>
                <text:p>foo(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6.2cm" svg:height="17cm" svg:x="1cm" svg:y="1cm" presentation:class="outline" presentation:user-transformed="true">
          <draw:text-box>
            <text:list text:style-name="L2">
              <text:list-header>
                <text:p>n = int(input())</text:p>
                <text:p>def foo():</text:p>
                <text:p><text:s text:c="4"/>if n &gt; 10:</text:p>
                <text:p><text:s text:c="8"/>def bar():</text:p>
                <text:p><text:s text:c="12"/>print("Hello")</text:p>
                <text:p><text:s text:c="4"/>else:</text:p>
                <text:p><text:s text:c="8"/>bar()</text:p>
                <text:p>foo()</text:p>
                <text:p>#What is output of above with input given as 1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def f1(f):</text:p>
                <text:p><text:s text:c="4"/>return f</text:p>
                <text:p>f1(print)("Hello"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def f1(n):</text:p>
                <text:p><text:s text:c="4"/>print(n*n)</text:p>
                <text:p>def foo(x):</text:p>
                <text:p><text:s text:c="4"/>return x</text:p>
                <text:p>foo(f1)(10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4cm" svg:height="19cm" svg:x="1.4cm" svg:y="0.8cm" presentation:class="outline" presentation:user-transformed="true">
          <draw:text-box>
            <text:list text:style-name="L2">
              <text:list-header>
                <text:p>def f(x, y):</text:p>
                <text:p><text:s text:c="4"/>def f1( ):</text:p>
                <text:p><text:s text:c="8"/>print("Hello")</text:p>
                <text:p><text:s text:c="4"/>def f2( ):</text:p>
                <text:p><text:s text:c="8"/>print("World")</text:p>
                <text:p><text:s text:c="4"/>def f3(a):</text:p>
                <text:p><text:s text:c="8"/>print("Shakespeare")</text:p>
                <text:p><text:s text:c="4"/>return [f1, f2, f3]</text:p>
                <text:p>f(1,2)[0]( )</text:p>
                <text:p>f(f, f)[1]( )</text:p>
                <text:p>f(f(f(1,2), [10]), "abc")[2](f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2T23:37:29.731562163</meta:creation-date>
    <meta:generator>LibreOffice/4.2.8.2$Linux_x86 LibreOffice_project/420m0$Build-2</meta:generator>
    <dc:date>2019-02-22T23:54:34.077599227</dc:date>
    <meta:editing-duration>PT7M32S</meta:editing-duration>
    <meta:editing-cycles>3</meta:editing-cycles>
    <meta:document-statistic meta:object-count="77"/>
  </office:meta>
</office:document-meta>
</file>